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4" style:family="table-cell" style:parent-style-name="Default" style:data-style-name="N100">
      <style:table-cell-properties fo:background-color="#fe7f00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default-cell-style-name="ce4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7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46"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table:style-name="Default" office:value-type="string" calcext:value-type="string">
            <text:p>25.72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7" office:value-type="string" calcext:value-type="string">
            <text:p>264.3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41"/>
          <table:table-cell table:number-columns-repeated="4"/>
          <table:table-cell table:style-name="Default"/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style-name="Default" office:value-type="string" calcext:value-type="string">
            <text:p>4?</text:p>
          </table:table-cell>
          <table:table-cell table:style-name="Default" table:number-columns-repeated="4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5"/>
          <table:table-cell table:number-columns-repeated="1010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12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4"/>
          <table:table-cell table:style-name="Default"/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4"/>
          <table:table-cell table:style-name="Default"/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table:number-columns-repeated="10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309.8</text:p>
          </table:table-cell>
          <table:table-cell table:number-columns-repeated="9"/>
          <table:table-cell office:value-type="string" calcext:value-type="string">
            <text:p>=1122.32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7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.00.0000</text:date>, <text:time style:data-style-name="N2" text:time-value="15:46:44.5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2T15:47:52.966000000</dc:date>
    <meta:editing-duration>P6DT9H24M42S</meta:editing-duration>
    <meta:editing-cycles>2527</meta:editing-cycles>
    <meta:document-statistic meta:table-count="6" meta:cell-count="14042" meta:object-count="0"/>
  </office:meta>
</office:document-meta>
</file>